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pple-system" svg:font-family="apple-system, BlinkMacSystemFont, 'Segoe UI', Roboto, Helvetica,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ru" fo:country="RU" fo:font-weight="normal" style:font-weight-asian="normal" style:font-weight-complex="normal"/>
    </style:style>
    <style:style style:name="P2" style:family="paragraph" style:parent-style-name="Standard">
      <style:text-properties fo:language="en" fo:country="US" fo:font-weight="bold" style:font-weight-asian="bold" style:font-weight-complex="bold"/>
    </style:style>
    <style:style style:name="P3" style:family="paragraph" style:parent-style-name="Standard">
      <style:paragraph-properties fo:text-align="center" style:justify-single-word="false"/>
      <style:text-properties fo:language="en" fo:country="US" fo:font-weight="bold" style:font-weight-asian="bold" style:font-weight-complex="bold"/>
    </style:style>
    <style:style style:name="P4" style:family="paragraph" style:parent-style-name="Standard">
      <style:text-properties fo:language="en" fo:country="US" fo:font-weight="normal" style:font-weight-asian="normal" style:font-weight-complex="normal"/>
    </style:style>
    <style:style style:name="P5" style:family="paragraph" style:parent-style-name="Standard">
      <style:paragraph-properties fo:text-align="start" style:justify-single-word="false"/>
      <style:text-properties fo:language="en" fo:country="US" fo:font-weight="normal" style:font-weight-asian="normal" style:font-weight-complex="normal"/>
    </style:style>
    <style:style style:name="P6" style:family="paragraph" style:parent-style-name="Standard" style:list-style-name="L1">
      <style:text-properties fo:language="en" fo:country="US" fo:font-weight="normal" style:font-weight-asian="normal" style:font-weight-complex="normal"/>
    </style:style>
    <style:style style:name="P7" style:family="paragraph" style:parent-style-name="Standard" style:list-style-name="L2">
      <style:text-properties fo:language="en" fo:country="US" fo:font-weight="normal" style:font-weight-asian="normal" style:font-weight-complex="normal"/>
    </style:style>
    <style:style style:name="P8" style:family="paragraph" style:parent-style-name="Standard">
      <style:paragraph-properties fo:text-align="center" style:justify-single-word="false"/>
      <style:text-properties fo:language="en" fo:country="US" fo:font-weight="bold" style:font-weight-asian="bold" style:font-weight-complex="bold"/>
    </style:style>
    <style:style style:name="T1" style:family="text">
      <style:text-properties fo:language="ru" fo:country="RU"/>
    </style:style>
    <style:style style:name="T2" style:family="text">
      <style:text-properties fo:language="ru" fo:country="RU" style:text-underline-style="solid" style:text-underline-width="auto" style:text-underline-color="font-color"/>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nknown words:</text:p>
      <text:list xml:id="list1746188542607642031" text:style-name="L1">
        <text:list-item>
          <text:list>
            <text:list-item>
              <text:list>
                <text:list-item>
                  <text:p text:style-name="P6"><text:span text:style-name="T3">disclosure</text:span> – the act of making something known or the fact that is made known – <text:span text:style-name="T2">раскрытие, разглашение</text:span><text:span text:style-name="T1"> — </text:span><text:span text:style-name="T4">Any public disclosure of this information would be very damaging to the company</text:span></text:p>
                </text:list-item>
                <text:list-item>
                  <text:p text:style-name="P6"><text:span text:style-name="T3">sandbox</text:span> – a hole in the ground, or a box, filled with sand in which children can play – <text:span text:style-name="T2">песочница</text:span><text:span text:style-name="T1"> — </text:span><text:span text:style-name="T4">Dogs should be discouraged from toileting in areas frequented by children, such as sandboxes or playgrounds</text:span></text:p>
                </text:list-item>
                <text:list-item>
                  <text:p text:style-name="P6"><text:span text:style-name="T3">incentive</text:span> – something that encourages a person to do something – <text:span text:style-name="T2">стимул</text:span><text:span text:style-name="T1"> –</text:span> <text:span text:style-name="T4">Bonus payments provide an incentive to work harder</text:span></text:p>
                </text:list-item>
                <text:list-item>
                  <text:p text:style-name="P6"><text:span text:style-name="T3">passion</text:span> – a very powerful feeling – <text:span text:style-name="T2">страсть, энтузиазм</text:span><text:span text:style-name="T1"> — </text:span><text:span text:style-name="T4">Football arouses a good deal of passion among its fans</text:span></text:p>
                </text:list-item>
                <text:list-item>
                  <text:p text:style-name="P6"><text:span text:style-name="T3">elaborate (verb)</text:span> – to add more information to or explain something that you have said – <text:span text:style-name="T2">разрабатывать</text:span><text:span text:style-name="T1"> — </text:span><text:span text:style-name="T4">The congresswoman said she was resigning, but refused to elaborate on her reasons for doing so</text:span></text:p>
                </text:list-item>
                <text:list-item>
                  <text:p text:style-name="P6"><text:span text:style-name="T3">endorse</text:span> – to make a public statement of your approval or support for something or someone – <text:span text:style-name="T2">одобрить</text:span><text:span text:style-name="T1"> — </text:span><text:span text:style-name="T4">I fully endorse everything the Chairperson has said</text:span></text:p>
                </text:list-item>
                <text:list-item>
                  <text:p text:style-name="P6"><text:span text:style-name="T3">ad hoc</text:span> – made or happening only for a particular purpose or need, not planned before it happens – <text:span text:style-name="T2">специальный</text:span><text:span text:style-name="T1"> — </text:span><text:span text:style-name="T4">an ad hoc meeting</text:span></text:p>
                </text:list-item>
                <text:list-item>
                  <text:p text:style-name="P6"><text:span text:style-name="T3">foresee</text:span> – to know about something or to realize of understand something in advance or before it happens – <text:span text:style-name="T2">предусматривать</text:span><text:span text:style-name="T1"> — </text:span><text:span text:style-name="T4">He foresaw the need for cars that would be less polluting</text:span></text:p>
                </text:list-item>
                <text:list-item>
                  <text:p text:style-name="P6"><text:span text:style-name="T3">acquire</text:span> <text:s/>- to get or buy something – <text:span text:style-name="T2">приобретать</text:span><text:span text:style-name="T1"> — </text:span><text:span text:style-name="T4">He acquired the firm in 2008</text:span></text:p>
                </text:list-item>
                <text:list-item>
                  <text:p text:style-name="P6"><text:span text:style-name="T3">immersive</text:span> – seeming to surround the audience, player, etc. so that they feel completely involved in something – <text:span text:style-name="T2">с эффектом погружения</text:span><text:span text:style-name="T1"> — </text:span><text:span text:style-name="T4">The new game is more immersive</text:span></text:p>
                </text:list-item>
              </text:list>
            </text:list-item>
          </text:list>
        </text:list-item>
      </text:list>
      <text:p text:style-name="P4"/>
      <text:p text:style-name="P2">Questions:</text:p>
      <text:list xml:id="list6394701595502815530" text:style-name="L2">
        <text:list-item>
          <text:list>
            <text:list-item>
              <text:list>
                <text:list-item>
                  <text:p text:style-name="P7">What does STEM mean?</text:p>
                </text:list-item>
                <text:list-item>
                  <text:p text:style-name="P7">Why has distance learning become popular now?</text:p>
                </text:list-item>
                <text:list-item>
                  <text:p text:style-name="P7">What is the gamification method based on?</text:p>
                </text:list-item>
                <text:list-item>
                  <text:p text:style-name="P7">What is MEE?</text:p>
                </text:list-item>
                <text:list-item>
                  <text:p text:style-name="P7">What is in Physics park?</text:p>
                </text:list-item>
                <text:list-item>
                  <text:p text:style-name="P7">What is the setting of Galilei's experiment?</text:p>
                </text:list-item>
                <text:list-item>
                  <text:p text:style-name="P7">What does the Galilei's experiment show?</text:p>
                </text:list-item>
                <text:list-item>
                  <text:p text:style-name="P7">Into what rooms is the place where Galelei's experiment is conducted divided?</text:p>
                </text:list-item>
                <text:list-item>
                  <text:p text:style-name="P7">What is in the classroom?</text:p>
                </text:list-item>
                <text:list-item>
                  <text:p text:style-name="P7">What is in the experiment room?</text:p>
                </text:list-item>
              </text:list>
            </text:list-item>
          </text:list>
        </text:list-item>
      </text:list>
      <text:p text:style-name="P1"/>
      <text:p text:style-name="P1"/>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Summary</text:p>
      <text:p text:style-name="P3"/>
      <text:p text:style-name="P5"><text:tab/>The article is titled “Minecraft: A means for the teaching and the disclosure of physics” and it was written by S. Marrara, R. Saija, U. Wanderlingh and S.Vasi in January 2022. The author raises the problem of the need for gamification for distance learning in today's times and considers the option of learning in the video game <text:span text:style-name="T1">M</text:span>inecraft<text:span text:style-name="T1">.</text:span> The article can be divided into three logical parts: a description of the need for gamification for distance learning, using a special edition of Minecraft to teach, and recreating the Galilei's experiment.</text:p>
      <text:p text:style-name="P5"/>
      <text:p text:style-name="P5"><text:tab/>The author begins his article by describing the need for gamification for distance learning. To begin with, he says that despite the fact that, for example, physics is all around us, it is very difficult to learn it due to lack of motivation. Then the author refers us to the events of two years ago, when the world was shaken by COVID-19 and most educational institutions had to switch to a distance format, which was limited. Finally, he talks about how gamification helps to increase the amount of information received. Thus, the author lets us know that gamification is necessary both on its own and for distance learning.</text:p>
      <text:p text:style-name="P5"/>
      <text:p text:style-name="P5"><text:tab/>In the next part of the article, the author talks about Minecraft, a video game that reflects gamification. So, first, he says that a special version for learning was created, Minecraft: Education Edition, which made a breakthrough in the use of gamification for distance learning. Next, he gives the reasons for this breakthrough, the main ones being the usability of the game and the ability to collaborate, which many other distance learning platforms cannot do. Finally, the author talks about Physics park, a park in which every physics problem can be addressed both theoretically in the classroom and practically in the experimental room. In this way, the author shows us the merits of using Minecraft for distance learning.</text:p>
      <text:p text:style-name="P5"/>
      <text:p text:style-name="P5"><text:tab/>In the last part of the article, the author cites Galilei's experiment as an example. To begin with, he gives the formulation of the problem, which consists in releasing a small ball from the top of an inclined plane. Then he talks about the results of this experiment, concluding that the total distance traveled by the ball depends on the square of the time taken to travel. Finally, he talks about how this experiment can be seen in the game Minecraft: in the game you can get information from non-game characters and even download it to your computer, and in the experiment room you can completely repeat the experiment and visually verify the truth of its results. Thus, the author not only stated the possibility of using Minecraft for distance learning, but also gave an example.</text:p>
      <text:p text:style-name="P5"/>
      <text:p text:style-name="P5"><text:tab/>The author concludes by stating that Minecraft is a very strong distance learning tool that has been widely adopted by many teachers around the worl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pple-system" svg:font-family="apple-system, BlinkMacSystemFont, 'Segoe UI', Roboto, Helvetica,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10-21T21:53:12.52</meta:creation-date>
    <dc:date>2022-03-02T18:42:18.48</dc:date>
    <meta:editing-duration>PT2H46M8S</meta:editing-duration>
    <meta:editing-cycles>5</meta:editing-cycles>
    <meta:generator>OpenOffice/4.1.11$Win32 OpenOffice.org_project/4111m1$Build-9808</meta:generator>
    <meta:document-statistic meta:table-count="0" meta:image-count="0" meta:object-count="0" meta:page-count="2" meta:paragraph-count="28" meta:word-count="835" meta:character-count="4809"/>
  </office:meta>
</office:document-meta>
</file>